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1.972cm" fo:min-width="6.485cm" loext:decorative="false"/>
      <style:paragraph-properties style:writing-mode="lr-tb"/>
    </style:style>
    <style:style style:name="gr2" style:family="graphic" style:parent-style-name="standard">
      <style:graphic-properties draw:stroke="solid" draw:stroke-dash="Dot" svg:stroke-width="0.018cm" svg:stroke-color="#666666" draw:marker-start-width="0.227cm" draw:marker-end-width="0.227cm" svg:stroke-linecap="butt" draw:fill="solid" draw:fill-color="#2a6099" draw:opacity="100%" draw:opacity-name="" draw:textarea-horizontal-align="justify" draw:textarea-vertical-align="middle" draw:auto-grow-height="false" fo:min-height="1.443cm" fo:min-width="10.295cm" fo:padding-top="0.134cm" fo:padding-bottom="0.134cm" fo:padding-left="0.259cm" fo:padding-right="0.259cm" loext:decorative="false"/>
      <style:paragraph-properties style:writing-mode="lr-tb"/>
    </style:style>
    <style:style style:name="gr3" style:family="graphic" style:parent-style-name="standard">
      <style:graphic-properties draw:stroke="solid" draw:stroke-dash="Dot" svg:stroke-width="0.018cm" svg:stroke-color="#666666" draw:marker-start-width="0.227cm" draw:marker-end-width="0.227cm" svg:stroke-linecap="butt" draw:fill="solid" draw:fill-color="#2a6099" draw:opacity="100%" draw:opacity-name="" draw:textarea-horizontal-align="justify" draw:textarea-vertical-align="middle" draw:auto-grow-height="false" fo:min-height="1.637cm" fo:min-width="10.277cm" fo:padding-top="0.134cm" fo:padding-bottom="0.134cm" fo:padding-left="0.259cm" fo:padding-right="0.2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solid" draw:fill-color="#2a6099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2.222cm" svg:x="7.579cm" svg:y="2.245cm"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795cm" svg:height="1.905cm" svg:x="5.762cm" svg:y="9.89cm">
          <text:p text:style-name="P1">Create appoint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1.905cm" svg:x="5.762cm" svg:y="12.747cm">
          <text:p text:style-name="P1">List or edit appoint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1.905cm" svg:x="5.762cm" svg:y="15.605cm">
          <text:p text:style-name="P1">More information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572cm" svg:height="0.962cm" svg:x="6.715cm" svg:y="25.12cm">
          <draw:text-box>
            <text:p>https://github.com/Jordanoc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1:11:36.134875234</meta:creation-date>
    <dc:date>2025-11-01T22:29:15.664369220</dc:date>
    <meta:editing-duration>PT56M22S</meta:editing-duration>
    <meta:editing-cycles>1</meta:editing-cycles>
    <meta:document-statistic meta:object-count="5"/>
    <meta:generator>LibreOffice/25.2.3.2$Linux_X86_64 LibreOffice_project/520$Build-2</meta:generator>
  </office:meta>
</office:document-meta>
</file>